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A text before footnote.</text:p>
      <text:p text:style-name="Standard">A text before endnote.</text:p>
      <text:p text:style-name="Standard">This text was lost!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5</dc:date>
    <meta:editing-cycles>2</meta:editing-cycles>
    <meta:editing-duration>PT0.032S</meta:editing-duration>
  </office:meta>
</office:document-meta>
</file>